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2" style:family="table-column">
      <style:table-column-properties fo:break-before="auto" style:column-width="1.3492in"/>
    </style:style>
    <style:style style:name="co23" style:family="table-column">
      <style:table-column-properties fo:break-before="auto" style:column-width="1.6075in"/>
    </style:style>
    <style:style style:name="co24" style:family="table-column">
      <style:table-column-properties fo:break-before="auto" style:column-width="0.6165in"/>
    </style:style>
    <style:style style:name="co25" style:family="table-column">
      <style:table-column-properties fo:break-before="auto" style:column-width="1.7772in"/>
    </style:style>
    <style:style style:name="co26" style:family="table-column">
      <style:table-column-properties fo:break-before="auto" style:column-width="4.2118in"/>
    </style:style>
    <style:style style:name="co6" style:family="table-column">
      <style:table-column-properties fo:break-before="auto" style:column-width="0.889in"/>
    </style:style>
    <style:style style:name="co27" style:family="table-column">
      <style:table-column-properties fo:break-before="auto" style:column-width="1.3236in"/>
    </style:style>
    <style:style style:name="co28" style:family="table-column">
      <style:table-column-properties fo:break-before="auto" style:column-width="1.6047in"/>
    </style:style>
    <style:style style:name="co29" style:family="table-column">
      <style:table-column-properties fo:break-before="auto" style:column-width="3.6728in"/>
    </style:style>
    <style:style style:name="co12" style:family="table-column">
      <style:table-column-properties fo:break-before="auto" style:column-width="1.2571in"/>
    </style:style>
    <style:style style:name="co33" style:family="table-column">
      <style:table-column-properties fo:break-before="auto" style:column-width="3.5665in"/>
    </style:style>
    <style:style style:name="co34" style:family="table-column">
      <style:table-column-properties fo:break-before="auto" style:column-width="1.3783in"/>
    </style:style>
    <style:style style:name="co15" style:family="table-column">
      <style:table-column-properties fo:break-before="auto" style:column-width="1.2091in"/>
    </style:style>
    <style:style style:name="co16" style:family="table-column">
      <style:table-column-properties fo:break-before="auto" style:column-width="2.8173in"/>
    </style:style>
    <style:style style:name="co17" style:family="table-column">
      <style:table-column-properties fo:break-before="auto" style:column-width="1.2209in"/>
    </style:style>
    <style:style style:name="co18" style:family="table-column">
      <style:table-column-properties fo:break-before="auto" style:column-width="2.5516in"/>
    </style:style>
    <style:style style:name="co19" style:family="table-column">
      <style:table-column-properties fo:break-before="auto" style:column-width="1.2453in"/>
    </style:style>
    <style:style style:name="co20" style:family="table-column">
      <style:table-column-properties fo:break-before="auto" style:column-width="2.878in"/>
    </style:style>
    <style:style style:name="co21" style:family="table-column">
      <style:table-column-properties fo:break-before="auto" style:column-width="2.7689in"/>
    </style:style>
    <style:style style:name="co30" style:family="table-column">
      <style:table-column-properties fo:break-before="auto" style:column-width="1.5839in"/>
    </style:style>
    <style:style style:name="co31" style:family="table-column">
      <style:table-column-properties fo:break-before="auto" style:column-width="3.9055in"/>
    </style:style>
    <style:style style:name="ro3" style:family="table-row">
      <style:table-row-properties style:row-height="0.1811in" fo:break-before="auto" style:use-optimal-row-height="true"/>
    </style:style>
    <style:style style:name="ro4" style:family="table-row">
      <style:table-row-properties style:row-height="0.1898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IC" table:style-name="ta1">
        <table:table-column table:style-name="co22" table:default-cell-style-name="Default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Default"/>
        <table:table-column table:style-name="co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29" table:default-cell-style-name="Default"/>
        <table:table-column table:style-name="co6" table:number-columns-repeated="1014" table:default-cell-style-name="Default"/>
        <table:table-row table:style-name="ro3">
          <table:table-cell table:style-name="ce3" office:value-type="string">
            <text:p>Type</text:p>
          </table:table-cell>
          <table:table-cell table:style-name="ce3" office:value-type="string">
            <text:p>Base Part #</text:p>
          </table:table-cell>
          <table:table-cell table:style-name="ce3" office:value-type="string">
            <text:p>Family</text:p>
          </table:table-cell>
          <table:table-cell table:style-name="ce3" office:value-type="string">
            <text:p>Part Number</text:p>
          </table:table-cell>
          <table:table-cell table:style-name="ce3" office:value-type="string">
            <text:p>Stock Desc</text:p>
          </table:table-cell>
          <table:table-cell table:style-name="ce3" office:value-type="string">
            <text:p>Package</text:p>
          </table:table-cell>
          <table:table-cell table:style-name="ce3" office:value-type="string">
            <text:p>Source</text:p>
          </table:table-cell>
          <table:table-cell table:style-name="ce3" office:value-type="string">
            <text:p>Source Part #</text:p>
          </table:table-cell>
          <table:table-cell table:style-name="ce3" office:value-type="string">
            <text:p>Quantity</text:p>
          </table:table-cell>
          <table:table-cell table:style-name="ce3" office:value-type="string">
            <text:p>Description</text:p>
          </table:table-cell>
          <table:table-cell table:style-name="ce3" table:number-columns-repeated="1014"/>
        </table:table-row>
        <table:table-row table:style-name="ro3">
          <table:table-cell office:value-type="string">
            <text:p>Logic</text:p>
          </table:table-cell>
          <table:table-cell office:value-type="float" office:value="4020">
            <text:p>4020</text:p>
          </table:table-cell>
          <table:table-cell/>
          <table:table-cell office:value-type="float" office:value="4020">
            <text:p>4020</text:p>
          </table:table-cell>
          <table:table-cell office:value-type="string">
            <text:p>CMOS 14Stage Binary/Ripple Ct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float" office:value="4060">
            <text:p>4060</text:p>
          </table:table-cell>
          <table:table-cell/>
          <table:table-cell office:value-type="float" office:value="4060">
            <text:p>4060</text:p>
          </table:table-cell>
          <table:table-cell office:value-type="string">
            <text:p>CMOS 14-Stage Binary Count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float" office:value="7432">
            <text:p>7432</text:p>
          </table:table-cell>
          <table:table-cell/>
          <table:table-cell office:value-type="float" office:value="7432">
            <text:p>7432</text:p>
          </table:table-cell>
          <table:table-cell office:value-type="string">
            <text:p>7432 - Quad 2-input OR G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float" office:value="7486">
            <text:p>7486</text:p>
          </table:table-cell>
          <table:table-cell/>
          <table:table-cell office:value-type="float" office:value="7486">
            <text:p>7486</text:p>
          </table:table-cell>
          <table:table-cell office:value-type="string">
            <text:p>7486 - Quad EXCLUSIVE-OR G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2_20</text:p>
          </table:table-cell>
          <table:table-cell office:value-type="string">
            <text:p>LS</text:p>
          </table:table-cell>
          <table:table-cell office:value-type="string">
            <text:p>74LS20</text:p>
          </table:table-cell>
          <table:table-cell office:value-type="string">
            <text:p>Dual 4-input NAND Gate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04</text:p>
          </table:table-cell>
          <table:table-cell office:value-type="string">
            <text:p>HCTLS</text:p>
          </table:table-cell>
          <table:table-cell office:value-type="string">
            <text:p>74HCTLS04</text:p>
          </table:table-cell>
          <table:table-cell office:value-type="string">
            <text:p>CMOS HCT Hex Invert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138</text:p>
          </table:table-cell>
          <table:table-cell office:value-type="string">
            <text:p>LS</text:p>
          </table:table-cell>
          <table:table-cell office:value-type="string">
            <text:p>74LS138</text:p>
          </table:table-cell>
          <table:table-cell office:value-type="string">
            <text:p>74LS138 - 3 to 8 Decoder/Demultiplex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139</text:p>
          </table:table-cell>
          <table:table-cell office:value-type="string">
            <text:p>LS</text:p>
          </table:table-cell>
          <table:table-cell office:value-type="string">
            <text:p>74LS139</text:p>
          </table:table-cell>
          <table:table-cell office:value-type="string">
            <text:p>74LS139 - 2 to 4 Decoder/Demultiplex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151</text:p>
          </table:table-cell>
          <table:table-cell office:value-type="string">
            <text:p>LS</text:p>
          </table:table-cell>
          <table:table-cell office:value-type="string">
            <text:p>74LS151</text:p>
          </table:table-cell>
          <table:table-cell office:value-type="string">
            <text:p>74LS151 - 8-input Multiplex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153</text:p>
          </table:table-cell>
          <table:table-cell office:value-type="string">
            <text:p>LS</text:p>
          </table:table-cell>
          <table:table-cell office:value-type="string">
            <text:p>74LS153</text:p>
          </table:table-cell>
          <table:table-cell office:value-type="string">
            <text:p>74LS153 - Dual 4 to 1 Selector/Mult.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154</text:p>
          </table:table-cell>
          <table:table-cell office:value-type="string">
            <text:p>LS</text:p>
          </table:table-cell>
          <table:table-cell office:value-type="string">
            <text:p>74LS154</text:p>
          </table:table-cell>
          <table:table-cell office:value-type="string">
            <text:p>74LS154 - 4 to 16 Line Dec./Demultipl.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157</text:p>
          </table:table-cell>
          <table:table-cell office:value-type="string">
            <text:p>HCT</text:p>
          </table:table-cell>
          <table:table-cell table:style-name="Default" office:value-type="string">
            <text:p>74HCT157N,652</text:p>
          </table:table-cell>
          <table:table-cell office:value-type="string">
            <text:p>IC MULTIPLEXER QUAD 2INPUT 16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157</text:p>
          </table:table-cell>
          <table:table-cell office:value-type="string">
            <text:p>LS</text:p>
          </table:table-cell>
          <table:table-cell office:value-type="string">
            <text:p>74LS157</text:p>
          </table:table-cell>
          <table:table-cell office:value-type="string">
            <text:p>Quad 2To1 Data Selector/MUX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12">
            <text:p>1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57</text:p>
          </table:table-cell>
          <table:table-cell office:value-type="string">
            <text:p>HC</text:p>
          </table:table-cell>
          <table:table-cell office:value-type="string">
            <text:p>74HC157</text:p>
          </table:table-cell>
          <table:table-cell office:value-type="string">
            <text:p>Quad 2To1 Data Selector/MUX (mislabeled by Sayal!)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158</text:p>
          </table:table-cell>
          <table:table-cell office:value-type="string">
            <text:p>LS</text:p>
          </table:table-cell>
          <table:table-cell office:value-type="string">
            <text:p>74LS158</text:p>
          </table:table-cell>
          <table:table-cell office:value-type="string">
            <text:p>74LS158 - Quad 2/1 Multiplexer Invert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5">
            <text:p>15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164</text:p>
          </table:table-cell>
          <table:table-cell office:value-type="string">
            <text:p>LS</text:p>
          </table:table-cell>
          <table:table-cell office:value-type="string">
            <text:p>74LS164</text:p>
          </table:table-cell>
          <table:table-cell office:value-type="string">
            <text:p>74LS164 - 8-bit Serial Shift Regist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4">
            <text:p>1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164</text:p>
          </table:table-cell>
          <table:table-cell office:value-type="string">
            <text:p>HCT</text:p>
          </table:table-cell>
          <table:table-cell office:value-type="string">
            <text:p>74HCT164</text:p>
          </table:table-cell>
          <table:table-cell office:value-type="string">
            <text:p>CMOS-HCT Shift Regist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164</text:p>
          </table:table-cell>
          <table:table-cell office:value-type="string">
            <text:p>LS</text:p>
          </table:table-cell>
          <table:table-cell office:value-type="string">
            <text:p>74LS164</text:p>
          </table:table-cell>
          <table:table-cell office:value-type="string">
            <text:p>8 bit Shift Regist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16</text:p>
          </table:table-cell>
          <table:table-cell/>
          <table:table-cell office:value-type="float" office:value="7416">
            <text:p>7416</text:p>
          </table:table-cell>
          <table:table-cell office:value-type="string">
            <text:p>Hex Inverter Buffer/Driv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165</text:p>
          </table:table-cell>
          <table:table-cell office:value-type="string">
            <text:p>LS</text:p>
          </table:table-cell>
          <table:table-cell office:value-type="string">
            <text:p>74LS165</text:p>
          </table:table-cell>
          <table:table-cell office:value-type="string">
            <text:p>74LS165 - 8-bit Ser. Shift Reg Par. Loa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165</text:p>
          </table:table-cell>
          <table:table-cell office:value-type="string">
            <text:p>LS</text:p>
          </table:table-cell>
          <table:table-cell table:style-name="Default" office:value-type="string">
            <text:p>SN74LS165AN</text:p>
          </table:table-cell>
          <table:table-cell office:value-type="string">
            <text:p>IC SHFT REG PAR-LD 8BIT 16-SO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166</text:p>
          </table:table-cell>
          <table:table-cell office:value-type="string">
            <text:p>LS</text:p>
          </table:table-cell>
          <table:table-cell office:value-type="string">
            <text:p>74LS166</text:p>
          </table:table-cell>
          <table:table-cell office:value-type="string">
            <text:p>74LS166 - 8-bit Shift Register Parallel Loa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21</text:p>
          </table:table-cell>
          <table:table-cell office:value-type="string">
            <text:p>LS</text:p>
          </table:table-cell>
          <table:table-cell office:value-type="string">
            <text:p>74LS21</text:p>
          </table:table-cell>
          <table:table-cell office:value-type="string">
            <text:p>74LS21 - Dual 4-input AND G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21</text:p>
          </table:table-cell>
          <table:table-cell office:value-type="string">
            <text:p>LS</text:p>
          </table:table-cell>
          <table:table-cell office:value-type="string">
            <text:p>SN74LS21N</text:p>
          </table:table-cell>
          <table:table-cell office:value-type="string">
            <text:p>IC DUAL 4-IN AND GATE 14-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244</text:p>
          </table:table-cell>
          <table:table-cell office:value-type="string">
            <text:p>LS</text:p>
          </table:table-cell>
          <table:table-cell office:value-type="string">
            <text:p>74LS244</text:p>
          </table:table-cell>
          <table:table-cell office:value-type="string">
            <text:p>74LS244 - Octal Driver Tri-St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244</text:p>
          </table:table-cell>
          <table:table-cell office:value-type="string">
            <text:p>LS</text:p>
          </table:table-cell>
          <table:table-cell table:style-name="Default" office:value-type="string">
            <text:p>SN74LS244N</text:p>
          </table:table-cell>
          <table:table-cell office:value-type="string">
            <text:p>IC BUFF/DVR TRI-ST DUAL 20SO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244</text:p>
          </table:table-cell>
          <table:table-cell office:value-type="string">
            <text:p>LS</text:p>
          </table:table-cell>
          <table:table-cell office:value-type="string">
            <text:p>74LS244</text:p>
          </table:table-cell>
          <table:table-cell office:value-type="string">
            <text:p>Octal Buffer/Line Driv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244</text:p>
          </table:table-cell>
          <table:table-cell office:value-type="string">
            <text:p>HCT</text:p>
          </table:table-cell>
          <table:table-cell office:value-type="string">
            <text:p>74HCT244</text:p>
          </table:table-cell>
          <table:table-cell office:value-type="string">
            <text:p>CMOS Octal 3S Buffer/Driv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LS</text:p>
          </table:table-cell>
          <table:table-cell office:value-type="string">
            <text:p>74LS245</text:p>
          </table:table-cell>
          <table:table-cell office:value-type="string">
            <text:p>74LS245 - Octal Bus Transc.Tri-St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LS</text:p>
          </table:table-cell>
          <table:table-cell office:value-type="string">
            <text:p>SN74LS245N</text:p>
          </table:table-cell>
          <table:table-cell office:value-type="string">
            <text:p>IC BUS TRANSCEIVER 8BIT 20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LVC</text:p>
          </table:table-cell>
          <table:table-cell office:value-type="string">
            <text:p>74LVC245</text:p>
          </table:table-cell>
          <table:table-cell office:value-type="string">
            <text:p>74LVC245 - Octal Bus Transceiv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HCT</text:p>
          </table:table-cell>
          <table:table-cell office:value-type="string">
            <text:p>74HCT245</text:p>
          </table:table-cell>
          <table:table-cell office:value-type="string">
            <text:p>CMOS Octal 3S NINV BUS/TRANS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HC</text:p>
          </table:table-cell>
          <table:table-cell office:value-type="string">
            <text:p>74HC245</text:p>
          </table:table-cell>
          <table:table-cell office:value-type="string">
            <text:p>CMOS Octal 3S NI BUFFER/RECEI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LS</text:p>
          </table:table-cell>
          <table:table-cell office:value-type="string">
            <text:p>74LS245</text:p>
          </table:table-cell>
          <table:table-cell office:value-type="string">
            <text:p>Octal Bus Tranceiv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251</text:p>
          </table:table-cell>
          <table:table-cell office:value-type="string">
            <text:p>LS</text:p>
          </table:table-cell>
          <table:table-cell office:value-type="string">
            <text:p>74LS251</text:p>
          </table:table-cell>
          <table:table-cell office:value-type="string">
            <text:p>74LS251 - 8-Channel Multiplexer Tri-St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251</text:p>
          </table:table-cell>
          <table:table-cell office:value-type="string">
            <text:p>LS</text:p>
          </table:table-cell>
          <table:table-cell office:value-type="string">
            <text:p>SN74LS251N</text:p>
          </table:table-cell>
          <table:table-cell office:value-type="string">
            <text:p>IC 8-IN DATASELCT/MUX 3ST 16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259</text:p>
          </table:table-cell>
          <table:table-cell office:value-type="string">
            <text:p>LS</text:p>
          </table:table-cell>
          <table:table-cell office:value-type="string">
            <text:p>74LS259</text:p>
          </table:table-cell>
          <table:table-cell office:value-type="string">
            <text:p>74LS259 - 8-Bit Addressable Latch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259</text:p>
          </table:table-cell>
          <table:table-cell office:value-type="string">
            <text:p>LS</text:p>
          </table:table-cell>
          <table:table-cell office:value-type="string">
            <text:p>74LS259</text:p>
          </table:table-cell>
          <table:table-cell office:value-type="string">
            <text:p>Logic TTL 8bit Addressable Latch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259</text:p>
          </table:table-cell>
          <table:table-cell office:value-type="string">
            <text:p>LS</text:p>
          </table:table-cell>
          <table:table-cell office:value-type="string">
            <text:p>74LS259</text:p>
          </table:table-cell>
          <table:table-cell office:value-type="string">
            <text:p>Logic TTL 8bit Addressable Latch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30</text:p>
          </table:table-cell>
          <table:table-cell office:value-type="string">
            <text:p>LS</text:p>
          </table:table-cell>
          <table:table-cell office:value-type="string">
            <text:p>74LS30</text:p>
          </table:table-cell>
          <table:table-cell office:value-type="string">
            <text:p>74LS30 - 8-input NAND G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32</text:p>
          </table:table-cell>
          <table:table-cell office:value-type="string">
            <text:p>LS</text:p>
          </table:table-cell>
          <table:table-cell office:value-type="string">
            <text:p>74LS32</text:p>
          </table:table-cell>
          <table:table-cell office:value-type="string">
            <text:p>Quad 2 Input OR Gate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373</text:p>
          </table:table-cell>
          <table:table-cell office:value-type="string">
            <text:p>HCT</text:p>
          </table:table-cell>
          <table:table-cell office:value-type="string">
            <text:p>SN74HCT373N</text:p>
          </table:table-cell>
          <table:table-cell office:value-type="string">
            <text:p>IC OCT D-TYPE LATCH 20-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 office:value-type="string">
            <text:p>296-1616-5-ND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373</text:p>
          </table:table-cell>
          <table:table-cell office:value-type="string">
            <text:p>HCT</text:p>
          </table:table-cell>
          <table:table-cell office:value-type="string">
            <text:p>SN74HCT373N</text:p>
          </table:table-cell>
          <table:table-cell office:value-type="string">
            <text:p>IC OCT D TRANSP LATCH 20-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 office:value-type="string">
            <text:p>296-1621-5-ND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4050</text:p>
          </table:table-cell>
          <table:table-cell office:value-type="string">
            <text:p>HC</text:p>
          </table:table-cell>
          <table:table-cell office:value-type="string">
            <text:p>74HC4050N,652</text:p>
          </table:table-cell>
          <table:table-cell office:value-type="string">
            <text:p>IC HEX LEVEL SHIFTER 16-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541</text:p>
          </table:table-cell>
          <table:table-cell office:value-type="string">
            <text:p>LS</text:p>
          </table:table-cell>
          <table:table-cell office:value-type="string">
            <text:p>74LS541</text:p>
          </table:table-cell>
          <table:table-cell office:value-type="string">
            <text:p>74LS541 - Octal Buffer/Line Dr. Tri-St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595</text:p>
          </table:table-cell>
          <table:table-cell office:value-type="string">
            <text:p>HC</text:p>
          </table:table-cell>
          <table:table-cell office:value-type="string">
            <text:p>SN74HC595N</text:p>
          </table:table-cell>
          <table:table-cell office:value-type="string">
            <text:p>IC 8-BIT SHIFT REGISTER 16-DIP → latched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 office:value-type="string">
            <text:p>296-1600-5-ND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595</text:p>
          </table:table-cell>
          <table:table-cell office:value-type="string">
            <text:p>LS</text:p>
          </table:table-cell>
          <table:table-cell office:value-type="string">
            <text:p>74LS595</text:p>
          </table:table-cell>
          <table:table-cell office:value-type="string">
            <text:p>74LS595 - 8-bit Serial-to-Par. Shift Reg <text:s/>→ latche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595</text:p>
          </table:table-cell>
          <table:table-cell office:value-type="string">
            <text:p>LS</text:p>
          </table:table-cell>
          <table:table-cell table:style-name="Default" office:value-type="string">
            <text:p>SN74LS595N</text:p>
          </table:table-cell>
          <table:table-cell office:value-type="string">
            <text:p>IC 8BIT SHFT REG OUT LTCH 16DIP <text:s/>→ latched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74</text:p>
          </table:table-cell>
          <table:table-cell office:value-type="string">
            <text:p>LS</text:p>
          </table:table-cell>
          <table:table-cell office:value-type="string">
            <text:p>74LS74</text:p>
          </table:table-cell>
          <table:table-cell office:value-type="string">
            <text:p>Dual D Type Flip Flop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CD4051</text:p>
          </table:table-cell>
          <table:table-cell table:number-columns-repeated="2"/>
          <table:table-cell office:value-type="string">
            <text:p>CD4051 Single 8-ch. Multi./Demultiplex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MCP23008</text:p>
          </table:table-cell>
          <table:table-cell table:number-columns-repeated="2"/>
          <table:table-cell office:value-type="string">
            <text:p>MCP23008 8-Bit I/O Expander with I2C Interfac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Memory</text:p>
          </table:table-cell>
          <table:table-cell office:value-type="string">
            <text:p>CY7C1019D</text:p>
          </table:table-cell>
          <table:table-cell/>
          <table:table-cell office:value-type="string">
            <text:p>CY7C1019D-10ZSXI</text:p>
          </table:table-cell>
          <table:table-cell office:value-type="string">
            <text:p>IC SRAM 1MBIT 10NS 32TSOP</text:p>
          </table:table-cell>
          <table:table-cell office:value-type="string">
            <text:p>SOIC32</text:p>
          </table:table-cell>
          <table:table-cell office:value-type="string">
            <text:p>Digikey</text:p>
          </table:table-cell>
          <table:table-cell office:value-type="string">
            <text:p>428-1965-ND</text:p>
          </table:table-cell>
          <table:table-cell office:value-type="float" office:value="6">
            <text:p>6</text:p>
          </table:table-cell>
          <table:table-cell office:value-type="string">
            <text:p>Killed 1. Soldered 1 to protoadvantage adaptor.</text:p>
          </table:table-cell>
          <table:table-cell table:number-columns-repeated="1014"/>
        </table:table-row>
        <table:table-row table:style-name="ro3">
          <table:table-cell office:value-type="string">
            <text:p>Memory</text:p>
          </table:table-cell>
          <table:table-cell table:number-columns-repeated="2"/>
          <table:table-cell office:value-type="string">
            <text:p>CY7C1007D-10VXI</text:p>
          </table:table-cell>
          <table:table-cell office:value-type="string">
            <text:p>IC SRAM 1MBIT 10NS 28SOJ</text:p>
          </table:table-cell>
          <table:table-cell/>
          <table:table-cell office:value-type="string">
            <text:p>Digikey</text:p>
          </table:table-cell>
          <table:table-cell office:value-type="string">
            <text:p>CY7C1007D-10VXI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Microcontroller</text:p>
          </table:table-cell>
          <table:table-cell office:value-type="string">
            <text:p>ATMEGA1280-16AU</text:p>
          </table:table-cell>
          <table:table-cell/>
          <table:table-cell office:value-type="string">
            <text:p>ATMEGA1280-16AU-ND</text:p>
          </table:table-cell>
          <table:table-cell office:value-type="string">
            <text:p>IC MCU 8BIT 128KB FLASH 100TQFP</text:p>
          </table:table-cell>
          <table:table-cell office:value-type="string">
            <text:p>TQFP100</text:p>
          </table:table-cell>
          <table:table-cell office:value-type="string">
            <text:p>Digikey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Microcontroller</text:p>
          </table:table-cell>
          <table:table-cell office:value-type="string">
            <text:p>ATMEGA128A-AU</text:p>
          </table:table-cell>
          <table:table-cell/>
          <table:table-cell office:value-type="string">
            <text:p>ATMEGA128A-AU</text:p>
          </table:table-cell>
          <table:table-cell office:value-type="string">
            <text:p>IC MCU 8BIT 128KB FLASH 64TQFP</text:p>
          </table:table-cell>
          <table:table-cell office:value-type="string">
            <text:p>TQFP64</text:p>
          </table:table-cell>
          <table:table-cell office:value-type="string">
            <text:p>Digikey</text:p>
          </table:table-cell>
          <table:table-cell office:value-type="string">
            <text:p>ATMEGA128A-AU-ND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3">
          <table:table-cell office:value-type="string">
            <text:p>Microcontroller</text:p>
          </table:table-cell>
          <table:table-cell table:number-columns-repeated="2"/>
          <table:table-cell office:value-type="string">
            <text:p>ATTINY828-AU</text:p>
          </table:table-cell>
          <table:table-cell office:value-type="string">
            <text:p>IC MCU 8BIT 8KB FLASH 32TQFP</text:p>
          </table:table-cell>
          <table:table-cell/>
          <table:table-cell office:value-type="string">
            <text:p>Digikey</text:p>
          </table:table-cell>
          <table:table-cell office:value-type="string">
            <text:p>ATTINY828-AU-ND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Microcontroller</text:p>
          </table:table-cell>
          <table:table-cell table:number-columns-repeated="2"/>
          <table:table-cell office:value-type="string">
            <text:p>ATMEGA644-20PU </text:p>
          </table:table-cell>
          <table:table-cell office:value-type="string">
            <text:p>IC MCU 8BIT 64KB FLASH 40DIP</text:p>
          </table:table-cell>
          <table:table-cell/>
          <table:table-cell office:value-type="string">
            <text:p>Digikey</text:p>
          </table:table-cell>
          <table:table-cell office:value-type="string">
            <text:p>ATMEGA644-20PU-ND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3">
          <table:table-cell office:value-type="string">
            <text:p>Microcontroller</text:p>
          </table:table-cell>
          <table:table-cell table:number-columns-repeated="2"/>
          <table:table-cell office:value-type="string">
            <text:p>ATMEGA1284-PU</text:p>
          </table:table-cell>
          <table:table-cell office:value-type="string">
            <text:p>IC MCU 8BIT 128KB FLASH 40DIP</text:p>
          </table:table-cell>
          <table:table-cell/>
          <table:table-cell office:value-type="string">
            <text:p>Digikey</text:p>
          </table:table-cell>
          <table:table-cell office:value-type="string">
            <text:p>ATMEGA1284-PU-ND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2" table:number-rows-repeated="1048483">
          <table:table-cell table:number-columns-repeated="1024"/>
        </table:table-row>
        <table:table-row table:style-name="ro5" table:number-rows-repeated="3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dapter" table:style-name="ta1">
        <table:table-column table:style-name="co6" table:default-cell-style-name="Default"/>
        <table:table-column table:style-name="co6" table:number-columns-repeated="2" table:default-cell-style-name="ce12"/>
        <table:table-column table:style-name="co30" table:default-cell-style-name="ce12"/>
        <table:table-column table:style-name="co31" table:default-cell-style-name="Default"/>
        <table:table-column table:style-name="co6" table:number-columns-repeated="1019" table:default-cell-style-name="Default"/>
        <table:table-row table:style-name="ro4">
          <table:table-cell table:style-name="ce11" office:value-type="string">
            <text:p>Type</text:p>
          </table:table-cell>
          <table:table-cell table:style-name="ce11" office:value-type="string">
            <text:p>Base Part #</text:p>
          </table:table-cell>
          <table:table-cell table:style-name="ce11" office:value-type="string">
            <text:p>Family</text:p>
          </table:table-cell>
          <table:table-cell table:style-name="ce11" office:value-type="string">
            <text:p>Part Number</text:p>
          </table:table-cell>
          <table:table-cell table:style-name="ce11" office:value-type="string">
            <text:p>Stock Desc</text:p>
          </table:table-cell>
          <table:table-cell table:style-name="ce11" office:value-type="string">
            <text:p>Package</text:p>
          </table:table-cell>
          <table:table-cell table:style-name="ce11" office:value-type="string">
            <text:p>Source</text:p>
          </table:table-cell>
          <table:table-cell table:style-name="ce11" office:value-type="string">
            <text:p>Source Part #</text:p>
          </table:table-cell>
          <table:table-cell table:style-name="ce11" office:value-type="string">
            <text:p>Quantity</text:p>
          </table:table-cell>
          <table:table-cell table:style-name="ce11" office:value-type="string">
            <text:p>Description</text:p>
          </table:table-cell>
          <table:table-cell table:style-name="ce11" table:number-columns-repeated="1014"/>
        </table:table-row>
        <table:table-row table:style-name="ro4">
          <table:table-cell office:value-type="string">
            <text:p>Adapter</text:p>
          </table:table-cell>
          <table:table-cell table:number-columns-repeated="2"/>
          <table:table-cell office:value-type="string">
            <text:p>PA-SOD3SM18-28</text:p>
          </table:table-cell>
          <table:table-cell office:value-type="string">
            <text:p>ADAPTER 28SOIC TO 28DIP 300MIL</text:p>
          </table:table-cell>
          <table:table-cell/>
          <table:table-cell office:value-type="string">
            <text:p>Digikey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Adapter</text:p>
          </table:table-cell>
          <table:table-cell table:number-columns-repeated="3"/>
          <table:table-cell office:value-type="string">
            <text:p>TSOP32 to DIP</text:p>
          </table:table-cell>
          <table:table-cell/>
          <table:table-cell office:value-type="string">
            <text:p>ProtoAdvantage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Adapter</text:p>
          </table:table-cell>
          <table:table-cell table:number-columns-repeated="3"/>
          <table:table-cell office:value-type="string">
            <text:p>SOIC32 to DIP</text:p>
          </table:table-cell>
          <table:table-cell/>
          <table:table-cell office:value-type="string">
            <text:p>ProtoAdvantage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Adapter</text:p>
          </table:table-cell>
          <table:table-cell table:number-columns-repeated="3"/>
          <table:table-cell office:value-type="string">
            <text:p>QFN32 TQFP32 to DIP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4">
          <table:table-cell office:value-type="string">
            <text:p>Adapter</text:p>
          </table:table-cell>
          <table:table-cell table:style-name="Default" table:number-columns-repeated="3"/>
          <table:table-cell office:value-type="string">
            <text:p>SOP/SSOP/TSSOP/SOIC28 double sided adapter</text:p>
          </table:table-cell>
          <table:table-cell/>
          <table:table-cell office:value-type="string">
            <text:p>ebay</text:p>
          </table:table-cell>
          <table:table-cell/>
          <table:table-cell office:value-type="float" office:value="20">
            <text:p>20</text:p>
          </table:table-cell>
          <table:table-cell table:number-columns-repeated="1015"/>
        </table:table-row>
        <table:table-row table:style-name="ro4">
          <table:table-cell office:value-type="string">
            <text:p>Adapter</text:p>
          </table:table-cell>
          <table:table-cell table:style-name="Default" table:number-columns-repeated="3"/>
          <table:table-cell office:value-type="string">
            <text:p>PLCC84 to DIP</text:p>
          </table:table-cell>
          <table:table-cell/>
          <table:table-cell office:value-type="string">
            <text:p>ebay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4">
          <table:table-cell office:value-type="string">
            <text:p>Adapter</text:p>
          </table:table-cell>
          <table:table-cell table:style-name="Default" table:number-columns-repeated="3"/>
          <table:table-cell office:value-type="string">
            <text:p>Aptinex TQFP 64/48/32 to DIP</text:p>
          </table:table-cell>
          <table:table-cell/>
          <table:table-cell office:value-type="string">
            <text:p>ebay Lantronix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4">
          <table:table-cell office:value-type="string">
            <text:p>Adapter</text:p>
          </table:table-cell>
          <table:table-cell table:style-name="Default" table:number-columns-repeated="3"/>
          <table:table-cell office:value-type="string">
            <text:p>Aptinex TQFP 64/80/100 to DIP</text:p>
          </table:table-cell>
          <table:table-cell/>
          <table:table-cell office:value-type="string">
            <text:p>ebay Lantronix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</table:table>
      <table:table table:name="Connectors" table:style-name="ta1">
        <table:table-column table:style-name="co6" table:default-cell-style-name="Default"/>
        <table:table-column table:style-name="co6" table:number-columns-repeated="2" table:default-cell-style-name="ce8"/>
        <table:table-column table:style-name="co12" table:default-cell-style-name="ce8"/>
        <table:table-column table:style-name="co33" table:default-cell-style-name="Default"/>
        <table:table-column table:style-name="co6" table:default-cell-style-name="Default"/>
        <table:table-column table:style-name="co34" table:default-cell-style-name="Default"/>
        <table:table-column table:style-name="co6" table:number-columns-repeated="1017" table:default-cell-style-name="Default"/>
        <table:table-row table:style-name="ro4">
          <table:table-cell table:style-name="ce7" office:value-type="string">
            <text:p>Type</text:p>
          </table:table-cell>
          <table:table-cell table:style-name="ce7" office:value-type="string">
            <text:p>Base Part #</text:p>
          </table:table-cell>
          <table:table-cell table:style-name="ce7" office:value-type="string">
            <text:p>Family</text:p>
          </table:table-cell>
          <table:table-cell table:style-name="ce7" office:value-type="string">
            <text:p>Part Number</text:p>
          </table:table-cell>
          <table:table-cell table:style-name="ce7" office:value-type="string">
            <text:p>Stock Desc</text:p>
          </table:table-cell>
          <table:table-cell table:style-name="ce7" office:value-type="string">
            <text:p>Package</text:p>
          </table:table-cell>
          <table:table-cell table:style-name="ce7" office:value-type="string">
            <text:p>Source</text:p>
          </table:table-cell>
          <table:table-cell table:style-name="ce7" office:value-type="string">
            <text:p>Source Part #</text:p>
          </table:table-cell>
          <table:table-cell table:style-name="ce7" office:value-type="string">
            <text:p>Quantity</text:p>
          </table:table-cell>
          <table:table-cell table:style-name="ce7" office:value-type="string">
            <text:p>Description</text:p>
          </table:table-cell>
          <table:table-cell table:style-name="ce7" table:number-columns-repeated="1014"/>
        </table:table-row>
        <table:table-row table:style-name="ro4">
          <table:table-cell office:value-type="string">
            <text:p>Connector</text:p>
          </table:table-cell>
          <table:table-cell table:number-columns-repeated="3"/>
          <table:table-cell office:value-type="string">
            <text:p>DB9 Joystick to right angle DIP breadkout board</text:p>
          </table:table-cell>
          <table:table-cell/>
          <table:table-cell office:value-type="string">
            <text:p>ProtoAdvantage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Connector</text:p>
          </table:table-cell>
          <table:table-cell table:number-columns-repeated="3"/>
          <table:table-cell office:value-type="string">
            <text:p>Breadboard-friendly 2.1mm DC barrel jack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4">
          <table:table-cell office:value-type="string">
            <text:p>Connector</text:p>
          </table:table-cell>
          <table:table-cell table:number-columns-repeated="2"/>
          <table:table-cell office:value-type="float" office:value="1728310000">
            <text:p>1728310000</text:p>
          </table:table-cell>
          <table:table-cell office:value-type="string">
            <text:p>TERM BLOCK HEADER 6POS 3.5MM BK</text:p>
          </table:table-cell>
          <table:table-cell/>
          <table:table-cell office:value-type="string">
            <text:p>Digikey</text:p>
          </table:table-cell>
          <table:table-cell office:value-type="string">
            <text:p>281-1807-ND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Connector</text:p>
          </table:table-cell>
          <table:table-cell table:style-name="Default" table:number-columns-repeated="3"/>
          <table:table-cell office:value-type="string">
            <text:p>VGA with Right Angle</text:p>
          </table:table-cell>
          <table:table-cell/>
          <table:table-cell office:value-type="string">
            <text:p>Chinese ebay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  <table:table-row table:style-name="ro4">
          <table:table-cell office:value-type="string">
            <text:p>Connector</text:p>
          </table:table-cell>
          <table:table-cell table:style-name="Default" table:number-columns-repeated="3"/>
          <table:table-cell office:value-type="string">
            <text:p>DB9 Joystick to right angle connector</text:p>
          </table:table-cell>
          <table:table-cell/>
          <table:table-cell office:value-type="string">
            <text:p>ebay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</table:table>
      <table:table table:name="Crystals" table:style-name="ta1">
        <table:table-column table:style-name="co6" table:default-cell-style-name="Default"/>
        <table:table-column table:style-name="co6" table:number-columns-repeated="2" table:default-cell-style-name="ce2"/>
        <table:table-column table:style-name="co15" table:default-cell-style-name="ce2"/>
        <table:table-column table:style-name="co16" table:default-cell-style-name="Default"/>
        <table:table-column table:style-name="co6" table:number-columns-repeated="1019" table:default-cell-style-name="Default"/>
        <table:table-row table:style-name="ro4">
          <table:table-cell table:style-name="ce1" office:value-type="string">
            <text:p>Type</text:p>
          </table:table-cell>
          <table:table-cell table:style-name="ce1" office:value-type="string">
            <text:p>Base Part #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tock Desc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ource Part #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table:number-columns-repeated="1014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20.000MHz Crystal Oscillato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30.000MHz Crystal Oscillato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CRYSTAL 16.0MHZ 18PF THRU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 office:value-type="string">
            <text:p>CTX1085-ND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XTAL 20MHZ HC49/S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XTAL 30MHZ HC49/U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XTAL 24MHZ HC49/U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Crystal</text:p>
          </table:table-cell>
          <table:table-cell table:number-columns-repeated="3"/>
          <table:table-cell office:value-type="string">
            <text:p>3.57MHZ NTSC</text:p>
          </table:table-cell>
          <table:table-cell office:value-type="string">
            <text:p>DIP</text:p>
          </table:table-cell>
          <table:table-cell office:value-type="string">
            <text:p>Adrian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Crystal 1.000MHZ 13PF THRU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 office:value-type="string">
            <text:p>X066B-ND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Crystal 32KHZ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</table:table>
      <table:table table:name="Misc" table:style-name="ta1">
        <table:table-column table:style-name="co6" table:default-cell-style-name="Default"/>
        <table:table-column table:style-name="co6" table:number-columns-repeated="2" table:default-cell-style-name="ce2"/>
        <table:table-column table:style-name="co17" table:default-cell-style-name="ce2"/>
        <table:table-column table:style-name="co18" table:default-cell-style-name="Default"/>
        <table:table-column table:style-name="co6" table:number-columns-repeated="1019" table:default-cell-style-name="Default"/>
        <table:table-row table:style-name="ro4">
          <table:table-cell table:style-name="ce1" office:value-type="string">
            <text:p>Type</text:p>
          </table:table-cell>
          <table:table-cell table:style-name="ce1" office:value-type="string">
            <text:p>Base Part #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tock Desc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ource Part #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table:number-columns-repeated="1014"/>
        </table:table-row>
        <table:table-row table:style-name="ro4">
          <table:table-cell office:value-type="string">
            <text:p>LCD</text:p>
          </table:table-cell>
          <table:table-cell table:number-columns-repeated="3"/>
          <table:table-cell office:value-type="string">
            <text:p>Standard LCD 16x2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Terminal</text:p>
          </table:table-cell>
          <table:table-cell table:number-columns-repeated="3"/>
          <table:table-cell office:value-type="string">
            <text:p>Configurable Spring Terminal Blocks - 3 Pin 0.1" Pitch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</table:table>
      <table:table table:name="Power" table:style-name="ta1">
        <table:table-column table:style-name="co6" table:default-cell-style-name="Default"/>
        <table:table-column table:style-name="co6" table:number-columns-repeated="2" table:default-cell-style-name="ce2"/>
        <table:table-column table:style-name="co19" table:default-cell-style-name="ce2"/>
        <table:table-column table:style-name="co20" table:default-cell-style-name="Default"/>
        <table:table-column table:style-name="co6" table:number-columns-repeated="1019" table:default-cell-style-name="Default"/>
        <table:table-row table:style-name="ro4">
          <table:table-cell table:style-name="ce1" office:value-type="string">
            <text:p>Type</text:p>
          </table:table-cell>
          <table:table-cell table:style-name="ce1" office:value-type="string">
            <text:p>Base Part #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tock Desc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ource Part #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table:number-columns-repeated="1014"/>
        </table:table-row>
        <table:table-row table:style-name="ro4">
          <table:table-cell office:value-type="string">
            <text:p>Power</text:p>
          </table:table-cell>
          <table:table-cell table:number-columns-repeated="3"/>
          <table:table-cell office:value-type="string">
            <text:p>9V battery holder with switch &amp; 5.5mm/2.1mm plug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Power</text:p>
          </table:table-cell>
          <table:table-cell table:number-columns-repeated="3"/>
          <table:table-cell office:value-type="string">
            <text:p>9 VDC 1000mA regulated switching power adapter - UL listed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</table:table>
      <table:table table:name="Socket" table:style-name="ta1">
        <table:table-column table:style-name="co6" table:default-cell-style-name="Default"/>
        <table:table-column table:style-name="co6" table:number-columns-repeated="2" table:default-cell-style-name="ce2"/>
        <table:table-column table:style-name="co12" table:default-cell-style-name="ce2"/>
        <table:table-column table:style-name="co21" table:default-cell-style-name="Default"/>
        <table:table-column table:style-name="co6" table:number-columns-repeated="1019" table:default-cell-style-name="Default"/>
        <table:table-row table:style-name="ro4">
          <table:table-cell table:style-name="ce1" office:value-type="string">
            <text:p>Type</text:p>
          </table:table-cell>
          <table:table-cell table:style-name="ce1" office:value-type="string">
            <text:p>Base Part #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tock Desc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ource Part #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table:number-columns-repeated="1014"/>
        </table:table-row>
        <table:table-row table:style-name="ro4">
          <table:table-cell table:number-columns-repeated="2" office:value-type="string">
            <text:p>Socket</text:p>
          </table:table-cell>
          <table:table-cell table:number-columns-repeated="2"/>
          <table:table-cell office:value-type="string">
            <text:p>CONN IC SOCKET VERT 24POS TIN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4">
          <table:table-cell table:number-columns-repeated="2" office:value-type="string">
            <text:p>Socket</text:p>
          </table:table-cell>
          <table:table-cell table:number-columns-repeated="2"/>
          <table:table-cell office:value-type="string">
            <text:p>CONN SOCKET VERT 40 POS TIN 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table:number-columns-repeated="2" office:value-type="string">
            <text:p>Socket</text:p>
          </table:table-cell>
          <table:table-cell table:number-columns-repeated="2"/>
          <table:table-cell office:value-type="string">
            <text:p>CONN IC SOCKET 32POS DIP TIN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16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8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0">
            <text:p>20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20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24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40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64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16 Pin IC Socket - Machine Toole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20 Pin IC Socket - Machine Toole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32 pin IC Socket - Machine Toole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IC.A2:IC.J59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8">00/00/0000</text:date>, <text:time style:data-style-name="N2" text:time-value="0000-00-00T13:28: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7T14:30:12</meta:creation-date>
    <dc:date>2013-05-28T13:29:36</dc:date>
    <meta:editing-duration>PT1H50M32S</meta:editing-duration>
    <meta:editing-cycles>41</meta:editing-cycles>
    <meta:generator>LibreOffice/4.0.2.2$Linux_X86_64 LibreOffice_project/400m0$Build-2</meta:generator>
    <meta:document-statistic meta:table-count="7" meta:cell-count="701" meta:object-count="0"/>
  </office:meta>
</office:document-meta>
</file>